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1" fo:font-size="12pt" style:font-size-asian="12pt" style:font-size-complex="12pt"/>
    </style:style>
    <style:style style:name="P2" style:family="paragraph" style:parent-style-name="Standard">
      <style:text-properties style:font-name="Calibri1" fo:font-size="12pt" style:font-size-asian="12pt" style:font-size-complex="12pt"/>
    </style:style>
    <style:style style:name="P3" style:family="paragraph" style:parent-style-name="Standard">
      <style:paragraph-properties fo:margin-top="0in" fo:margin-bottom="0in" fo:line-height="100%"/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margin-top="0in" fo:margin-bottom="0in" fo:line-height="100%"/>
      <style:text-properties style:font-name="Calibri1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1665in" fo:line-height="100%"/>
      <style:text-properties style:font-name="Calibri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master-page-name="Standard">
      <style:paragraph-properties style:page-number="auto"/>
      <style:text-properties style:font-name="Calibri1" fo:font-size="12pt" style:font-size-asian="12pt" style:font-size-complex="12pt"/>
    </style:style>
    <style:style style:name="P7" style:family="paragraph" style:parent-style-name="Normal_20__28_Web_29_">
      <style:paragraph-properties fo:margin-top="0in" fo:margin-bottom="0in"/>
      <style:text-properties fo:color="#000000" style:font-name="Calibri1" fo:font-size="12pt" style:font-size-asian="12pt" style:font-size-complex="12pt"/>
    </style:style>
    <style:style style:name="P8" style:family="paragraph" style:parent-style-name="Normal_20__28_Web_29_">
      <style:paragraph-properties fo:margin-top="0in" fo:margin-bottom="0in"/>
      <style:text-properties style:font-name="Calibri1"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Arial1" style:font-name-asian="Times New Roman1" style:font-name-complex="Arial2"/>
    </style:style>
    <style:style style:name="T4" style:family="text">
      <style:text-properties fo:color="#000000" style:font-name-asian="Times New Roman1" style:font-name-complex="Arial2"/>
    </style:style>
    <style:style style:name="T5" style:family="text">
      <style:text-properties fo:color="#000000" style:font-name="Times New Roman" style:font-name-complex="Times New Roman1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1:</text:span></text:p>
      <text:p text:style-name="P2"><text:span text:style-name="T1">SELECT COUNT(DISTINCT PaperId), TIME_SLOT.StartTime,  TIME_SLOT.EndTime </text:span></text:p>
      <text:p text:style-name="P2"><text:span text:style-name="T1">FROM SESSION_ROOM_CHAIR, PAPER, TIME_SLOT </text:span></text:p>
      <text:p text:style-name="P2"><text:span text:style-name="T1">WHERE SESSION_ROOM_CHAIR.TimeSlotId = TIME_SLOT.TimeSlotId</text:span></text:p>
      <text:p text:style-name="P2"><text:span text:style-name="T1">AND SESSION_ROOM_CHAIR.SessionId = PAPER.SessionId  </text:span></text:p>
      <text:p text:style-name="P2"><text:span text:style-name="T1">AND TIME_SLOT.TimeSlotId = ' ';</text:span></text:p>
      <text:p text:style-name="P1"/>
      <text:p text:style-name="P2"><text:span text:style-name="T1">2:</text:span></text:p>
      <text:p text:style-name="P2"><text:span text:style-name="T1">SELECT Name, COUNT(PAPER.paperId) </text:span></text:p>
      <text:p text:style-name="P2"><text:span text:style-name="T1">FROM PAPER, BUILDING, SESSION_ROOM_CHAIR </text:span></text:p>
      <text:p text:style-name="P2"><text:span text:style-name="T1">WHERE</text:span></text:p>
      <text:p text:style-name="P2"><text:span text:style-name="T1">BUILDING.ID= SESSION_ROOM_CHAIR.BuildingID </text:span></text:p>
      <text:p text:style-name="P2"><text:span text:style-name="T1">AND PAPER.SessionId = SESSION_ROOM_CHAIR.sessionId</text:span></text:p>
      <text:p text:style-name="P2"><text:span text:style-name="T1">AND BUILDING.Name = ' ';</text:span></text:p>
      <text:p text:style-name="P2"><text:span text:style-name="T1">3:</text:span></text:p>
      <text:p text:style-name="P8"><text:span text:style-name="T1">SELECT * FROM PAPER, SUBJECT_CATEGORY</text:span></text:p>
      <text:p text:style-name="P8"><text:span text:style-name="T1">WHERE SUBJECT_CATEGORY.Description = ' ' GROUP BY PaperId LIMIT 10</text:span></text:p>
      <text:p text:style-name="P7"/>
      <text:p text:style-name="P8"><text:span text:style-name="T1">4:</text:span></text:p>
      <text:p text:style-name="P8"><text:span text:style-name="T1">SELECT COUNT(DISTINCT PaperId)</text:span></text:p>
      <text:p text:style-name="P8"><text:span text:style-name="T1">FROM PAPER, SUBJECT_CATEGORY</text:span></text:p>
      <text:p text:style-name="P8"><text:span text:style-name="T1">WHERE PAPER.SubjectId = SUBJECT_CATEGORY.SubjectId</text:span></text:p>
      <text:p text:style-name="P8"><text:span text:style-name="T1">AND SUBJECT_CATEGORY.Description = ‘ ‘</text:span></text:p>
      <text:p text:style-name="P8"/>
      <text:p text:style-name="P8">5:</text:p>
      <text:p text:style-name="P8"><text:span text:style-name="T1">SELECT SESSION_CHAIR.SessionChairId, PERSON.LastName, PERSON.FirstName FROM PERSON, SESSION_CHAIR WHERE PERSON.PersonId = SESSION_CHAIR.SessionChairId ORDER BY PERSON.LastName;</text:span></text:p>
      <text:p text:style-name="P2"/>
      <text:p text:style-name="P2">6:</text:p>
      <text:p text:style-name="P8"><text:span text:style-name="T1">SELECT SessionId, RoomId, Name FROM SESSION_ROOM_CHAIR, BUILDING WHERE BUILDING.Id = SESSION_ROOM_CHAIR.BuildingId ORDER BY SESSION_ROOM_CHAIR.SessionId LIMIT 10;</text:span></text:p>
      <text:p text:style-name="P7"><text:soft-page-break/></text:p>
      <text:p text:style-name="P8"><text:span text:style-name="T1">7:</text:span></text:p>
      <text:p text:style-name="P8"><text:span text:style-name="T1">SELECT  Title, LastName, FirstName, Description, SessionId, StartTime, EndTime FROM PERSON, PAPER, SUBJECT_CATEGORY, CONTACT_AUTHOR WHERE PERSON.PersonId = CONTACT_AUTHOR.ContactAuthorId AND PAPER.ContactAuthorId = CONTACT_AUTHOR.ContactAuthorId AND PAPER.SubjectId = SUBJECT_CATEGORY.SubjectId AND PERSON.lastName = '</text:span><text:span text:style-name="syntax_5f_quote"><text:span text:style-name="T5">Angelo</text:span></text:span><text:span text:style-name="T1">' AND PERSON.firstName = 'Chelsie';</text:span></text:p>
      <text:p text:style-name="P7"/>
      <text:p text:style-name="P8"><text:span text:style-name="T1">8:</text:span></text:p>
      <text:p text:style-name="P8"><text:span text:style-name="T1">INSERT INTO TIME_SLOT VALUES (6, '05:00 PM', '06:00 PM');</text:span></text:p>
      <text:p text:style-name="P2"><text:s/></text:p>
      <text:p text:style-name="P2">9:</text:p>
      <text:p text:style-name="P2"><text:span text:style-name="T1">UPDATE TIME_SLOT SET StartTime = '05:30 PM', EndTime = '06:30 PM' WHERE TimeSlotId = '6';</text:span></text:p>
      <text:p text:style-name="P2"><text:span text:style-name="T1">10:</text:span></text:p>
      <text:p text:style-name="P1"/>
      <text:p text:style-name="P2"><text:span text:style-name="T1">DELETE FROM TIME_SLOT WHERE TimeSlotId = '6';</text:span></text:p>
      <text:p text:style-name="P1"/>
      <text:p text:style-name="P1"/>
      <text:p text:style-name="P2"><text:span text:style-name="T1">Java:</text:span></text:p>
      <text:p text:style-name="P3"><text:span text:style-name="T4">import javafx.application.Application;</text:span></text:p>
      <text:p text:style-name="P3"><text:span text:style-name="T4">import javafx.geometry.Pos;</text:span></text:p>
      <text:p text:style-name="P3"><text:span text:style-name="T4">import javafx.scene.Scene;</text:span></text:p>
      <text:p text:style-name="P3"><text:span text:style-name="T4">import javafx.scene.control.Button;</text:span></text:p>
      <text:p text:style-name="P3"><text:span text:style-name="T4">import javafx.scene.control.Label;</text:span></text:p>
      <text:p text:style-name="P3"><text:span text:style-name="T4">import javafx.scene.control.TextField;</text:span></text:p>
      <text:p text:style-name="P3"><text:span text:style-name="T4">import javafx.scene.control.TextArea;</text:span></text:p>
      <text:p text:style-name="P3"><text:span text:style-name="T4">import javafx.scene.layout.GridPane;</text:span></text:p>
      <text:p text:style-name="P3"><text:span text:style-name="T4">import javafx.stage.Stage;</text:span></text:p>
      <text:p text:style-name="P3"><text:span text:style-name="T4">import javafx.event.ActionEvent;</text:span></text:p>
      <text:p text:style-name="P3"><text:span text:style-name="T4">import javafx.event.EventHandler;</text:span></text:p>
      <text:p text:style-name="P4"/>
      <text:p text:style-name="P3"><text:span text:style-name="T4">import java.util.*;</text:span></text:p>
      <text:p text:style-name="P4"/>
      <text:p text:style-name="P3"><text:span text:style-name="T4">/**</text:span></text:p>
      <text:p text:style-name="P3"><text:span text:style-name="T4"><text:s/>* For CSC/CIS 422 class</text:span></text:p>
      <text:p text:style-name="P3"><text:span text:style-name="T4"><text:s/>*</text:span></text:p>
      <text:p text:style-name="P3"><text:span text:style-name="T4"><text:s/>* @author (your name)</text:span></text:p>
      <text:p text:style-name="P3"><text:span text:style-name="T4"><text:s/>* @version (2017)</text:span></text:p>
      <text:p text:style-name="P3"><text:soft-page-break/><text:span text:style-name="T4"><text:s/>*/</text:span></text:p>
      <text:p text:style-name="P3"><text:span text:style-name="T4"><text:s/>//----------------------------------------------------------</text:span></text:p>
      <text:p text:style-name="P3"><text:span text:style-name="T4">public class CollegeDBTesterGUI extends Application</text:span></text:p>
      <text:p text:style-name="P3"><text:span text:style-name="T4">{   </text:span></text:p>
      <text:p text:style-name="P3"><text:span text:style-name="T4"><text:tab/>// Declare all the GUI components as instance variables.</text:span></text:p>
      <text:p text:style-name="P3"><text:span text:style-name="T4"><text:tab/>// Don't create the objects at this point.</text:span></text:p>
      <text:p text:style-name="P3"><text:span text:style-name="T4"><text:tab/>// First we need a GridPane</text:span></text:p>
      <text:p text:style-name="P3"><text:span text:style-name="T4"><text:tab/>private GridPane   pane;</text:span></text:p>
      <text:p text:style-name="P3"><text:span text:style-name="T4"><text:s/>   </text:span></text:p>
      <text:p text:style-name="P3"><text:span text:style-name="T4"><text:tab/>// We need 5 labels</text:span></text:p>
      <text:p text:style-name="P3"><text:span text:style-name="T4"><text:tab/>private Label  <text:tab/>displayLabel;</text:span></text:p>
      <text:p text:style-name="P3"><text:span text:style-name="T4"><text:tab/>private Label  <text:tab/>q1Label;</text:span></text:p>
      <text:p text:style-name="P3"><text:span text:style-name="T4"><text:tab/>private Label  <text:tab/>q2Label;</text:span></text:p>
      <text:p text:style-name="P3"><text:span text:style-name="T4"><text:tab/>private Label  <text:tab/>q3Label;</text:span></text:p>
      <text:p text:style-name="P3"><text:span text:style-name="T4"><text:tab/>private Label  <text:tab/>q4Label;</text:span></text:p>
      <text:p text:style-name="P3"><text:span text:style-name="T4"><text:tab/>private Label  <text:tab/>q5Label;</text:span></text:p>
      <text:p text:style-name="P3"><text:span text:style-name="T4"><text:tab/>private Label  <text:tab/>q6Label;</text:span></text:p>
      <text:p text:style-name="P3"><text:span text:style-name="T4"><text:tab/>private Label  <text:tab/>q7Label;</text:span></text:p>
      <text:p text:style-name="P3"><text:span text:style-name="T4"><text:tab/>private Label  <text:tab/>q8Label;</text:span></text:p>
      <text:p text:style-name="P3"><text:span text:style-name="T4"><text:s/>   </text:span></text:p>
      <text:p text:style-name="P3"><text:span text:style-name="T4"><text:tab/>//We need 5 text fields</text:span></text:p>
      <text:p text:style-name="P3"><text:span text:style-name="T4"><text:tab/>private TextField timeSlot1TF;</text:span></text:p>
      <text:p text:style-name="P3"><text:span text:style-name="T4"><text:tab/>private TextField building2TF;</text:span></text:p>
      <text:p text:style-name="P3"><text:span text:style-name="T4"><text:tab/>private TextField subject3TF;</text:span></text:p>
      <text:p text:style-name="P3"><text:span text:style-name="T4"><text:tab/>private TextField subject4TF;</text:span></text:p>
      <text:p text:style-name="P3"><text:span text:style-name="T4"><text:tab/>private TextField deptName6TF;</text:span></text:p>
      <text:p text:style-name="P3"><text:span text:style-name="T4"><text:tab/>private TextField studentId7TF;</text:span></text:p>
      <text:p text:style-name="P3"><text:span text:style-name="T4"><text:tab/>private TextField status7TF;</text:span></text:p>
      <text:p text:style-name="P3"><text:span text:style-name="T4"><text:tab/>private TextField deptId8TF;</text:span></text:p>
      <text:p text:style-name="P3"><text:span text:style-name="T4"><text:tab/>//private TextArea textArea;</text:span></text:p>
      <text:p text:style-name="P3"><text:span text:style-name="T4"><text:s/>   </text:span></text:p>
      <text:p text:style-name="P3"><text:span text:style-name="T4"><text:tab/>// We need a button</text:span></text:p>
      <text:p text:style-name="P3"><text:span text:style-name="T4"><text:tab/>private Button q1;</text:span></text:p>
      <text:p text:style-name="P3"><text:span text:style-name="T4"><text:tab/>private Button q2;</text:span></text:p>
      <text:p text:style-name="P3"><text:span text:style-name="T4"><text:tab/>private Button q3;</text:span></text:p>
      <text:p text:style-name="P3"><text:span text:style-name="T4"><text:tab/>private Button q4;</text:span></text:p>
      <text:p text:style-name="P3"><text:span text:style-name="T4"><text:tab/>private Button q5;</text:span></text:p>
      <text:p text:style-name="P3"><text:span text:style-name="T4"><text:tab/>private Button q6;</text:span></text:p>
      <text:p text:style-name="P3"><text:span text:style-name="T4"><text:tab/>private Button q7;</text:span></text:p>
      <text:p text:style-name="P3"><text:span text:style-name="T4"><text:tab/>private Button q8;</text:span></text:p>
      <text:p text:style-name="P3"><text:span text:style-name="T4"><text:tab/>private Button quit;</text:span></text:p>
      <text:p text:style-name="P3"><text:span text:style-name="T4"><text:s/>   </text:span></text:p>
      <text:p text:style-name="P3"><text:span text:style-name="T4"><text:tab/>private TextArea results;</text:span></text:p>
      <text:p text:style-name="P3"><text:span text:style-name="T4"><text:s/>   </text:span></text:p>
      <text:p text:style-name="P3"><text:soft-page-break/><text:span text:style-name="T4"><text:tab/>// We need a scene</text:span></text:p>
      <text:p text:style-name="P3"><text:span text:style-name="T4"><text:tab/>private Scene scene;</text:span></text:p>
      <text:p text:style-name="P3"><text:span text:style-name="T4"><text:s/>   </text:span></text:p>
      <text:p text:style-name="P3"><text:span text:style-name="T4"><text:tab/>//----------------------------------------------------------</text:span></text:p>
      <text:p text:style-name="P3"><text:span text:style-name="T4"><text:tab/>// crtate GUI components</text:span></text:p>
      <text:p text:style-name="P3"><text:span text:style-name="T4"><text:tab/>private void createGUIComponents()</text:span></text:p>
      <text:p text:style-name="P3"><text:span text:style-name="T4"><text:tab/>{</text:span></text:p>
      <text:p text:style-name="P3"><text:span text:style-name="T4"><text:s/>   <text:tab/>//Create GUI Objects</text:span></text:p>
      <text:p text:style-name="P3"><text:span text:style-name="T4"><text:s/>   <text:tab/>pane = new GridPane();</text:span></text:p>
      <text:p text:style-name="P3"><text:span text:style-name="T4"><text:s/>  <text:tab/> </text:span></text:p>
      <text:p text:style-name="P3"><text:span text:style-name="T4"><text:s/>   <text:tab/>//----------------------------------------------------------</text:span></text:p>
      <text:p text:style-name="P3"><text:span text:style-name="T4"><text:s/>   <text:tab/>//Create Labels</text:span></text:p>
      <text:p text:style-name="P3"><text:span text:style-name="T4"><text:s/>   <text:tab/>displayLabel = new Label("DISPLAY INFORMATION");</text:span></text:p>
      <text:p text:style-name="P3"><text:span text:style-name="T4"><text:s/>   <text:tab/>q1Label = new Label("Q1. Number of papers scheduled during given time-slot ");</text:span></text:p>
      <text:p text:style-name="P3"><text:span text:style-name="T4"><text:s/>   <text:tab/>q2Label = new Label("Q2. Number of papers scheduled in given building ");</text:span></text:p>
      <text:p text:style-name="P3"><text:span text:style-name="T4"><text:s/>   <text:tab/>q3Label = new Label("Q3. Paper details based on given subject ");</text:span></text:p>
      <text:p text:style-name="P3"><text:span text:style-name="T4"><text:s/>   <text:tab/>q4Label = new Label("Q4. Number of papers scheduled in given subject ");</text:span></text:p>
      <text:p text:style-name="P3"><text:span text:style-name="T4"><text:s/>   <text:tab/>q5Label = new Label("Q5. Id, last name, and first name of all session chairs in the alphabetical order ");</text:span></text:p>
      <text:p text:style-name="P3"><text:span text:style-name="T4"><text:s/>   <text:tab/>q6Label = new Label("Q6. SessionId, RoomId and building name of where each session is located ");</text:span></text:p>
      <text:p text:style-name="P3"><text:span text:style-name="T4"><text:s/>   <text:tab/>q7Label = new Label("Q7. Update a Student Status ");</text:span></text:p>
      <text:p text:style-name="P3"><text:span text:style-name="T4"><text:s/>   <text:tab/>q8Label = new Label("Q8. Delete a department ");</text:span></text:p>
      <text:p text:style-name="P3"><text:span text:style-name="T4"><text:s/>  <text:tab/> </text:span></text:p>
      <text:p text:style-name="P3"><text:span text:style-name="T4"><text:s/>   <text:tab/>//----------------------------------------------------------</text:span></text:p>
      <text:p text:style-name="P3"><text:span text:style-name="T4"><text:s/>   <text:tab/>// Create the text fields</text:span></text:p>
      <text:p text:style-name="P3"><text:span text:style-name="T4"><text:s/>   <text:tab/>timeSlot1TF = new TextField("&lt;timeSlot&gt;");</text:span></text:p>
      <text:p text:style-name="P3"><text:span text:style-name="T4"><text:s/>   <text:tab/>building2TF = new TextField("&lt;buildingName&gt;");</text:span></text:p>
      <text:p text:style-name="P3"><text:span text:style-name="T4"><text:s/>   <text:tab/>subject3TF = new TextField("&lt;subject&gt;");</text:span></text:p>
      <text:p text:style-name="P3"><text:span text:style-name="T4"><text:s/>   <text:tab/>subject4TF = new TextField("&lt;subject&gt;");</text:span></text:p>
      <text:p text:style-name="P3"><text:span text:style-name="T4"><text:s/>   <text:tab/>deptName6TF = new TextField("&lt;dept name&gt;");</text:span></text:p>
      <text:p text:style-name="P3"><text:span text:style-name="T4"><text:s/>   <text:tab/>studentId7TF = new TextField("&lt;studentId&gt;");</text:span></text:p>
      <text:p text:style-name="P3"><text:span text:style-name="T4"><text:s/>   <text:tab/>status7TF = new TextField("&lt;new status&gt;");</text:span></text:p>
      <text:p text:style-name="P3"><text:span text:style-name="T4"><text:s/>   <text:tab/>deptId8TF = new TextField("&lt;deptId&gt;");</text:span></text:p>
      <text:p text:style-name="P3"><text:span text:style-name="T4"><text:s/>  <text:tab/> </text:span></text:p>
      <text:p text:style-name="P3"><text:span text:style-name="T4"><text:s/>   <text:tab/>//----------------------------------------------------------</text:span></text:p>
      <text:p text:style-name="P3"><text:span text:style-name="T4"><text:s/>   <text:tab/>// Create the buttons</text:span></text:p>
      <text:p text:style-name="P3"><text:span text:style-name="T4"><text:s/>   <text:tab/>q1 = new Button("Q1");</text:span></text:p>
      <text:p text:style-name="P3"><text:span text:style-name="T4"><text:s/>   <text:tab/>q2 = new Button("Q2");</text:span></text:p>
      <text:p text:style-name="P3"><text:span text:style-name="T4"><text:s/>   <text:tab/>q3 = new Button("Q3");</text:span></text:p>
      <text:p text:style-name="P3"><text:span text:style-name="T4"><text:s/>   <text:tab/>q4 = new Button("Q4");</text:span></text:p>
      <text:p text:style-name="P3"><text:span text:style-name="T4"><text:s/>   <text:tab/>q5 = new Button("Q5");</text:span></text:p>
      <text:p text:style-name="P3"><text:span text:style-name="T4"><text:s/>   <text:tab/>q6 = new Button("Q6");</text:span></text:p>
      <text:p text:style-name="P3"><text:span text:style-name="T4"><text:s/>   <text:tab/>q7 = new Button("Q7");</text:span></text:p>
      <text:p text:style-name="P3"><text:soft-page-break/><text:span text:style-name="T4"><text:s/>   <text:tab/>q8 = new Button("Q8");</text:span></text:p>
      <text:p text:style-name="P3"><text:span text:style-name="T4"><text:s/>   <text:tab/>quit = new Button("Quit");</text:span></text:p>
      <text:p text:style-name="P3"><text:span text:style-name="T4"><text:s/>  <text:tab/> </text:span></text:p>
      <text:p text:style-name="P3"><text:span text:style-name="T4"><text:s/>   <text:tab/>//----------------------------------------------------------</text:span></text:p>
      <text:p text:style-name="P3"><text:span text:style-name="T4"><text:s/>   <text:tab/>// Create the text area to display results</text:span></text:p>
      <text:p text:style-name="P3"><text:span text:style-name="T4"><text:s/>   <text:tab/>results = new TextArea();</text:span></text:p>
      <text:p text:style-name="P3"><text:span text:style-name="T4"><text:s/></text:span></text:p>
      <text:p text:style-name="P3"><text:span text:style-name="T4"><text:s/>  <text:tab/> </text:span></text:p>
      <text:p text:style-name="P3"><text:span text:style-name="T4"><text:s/>   <text:tab/>//----------------------------------------------------------</text:span></text:p>
      <text:p text:style-name="P3"><text:span text:style-name="T4"><text:s/>   <text:tab/>//Add the components to the pane</text:span></text:p>
      <text:p text:style-name="P3"><text:span text:style-name="T4"><text:s/>   <text:tab/>pane.add(displayLabel, 0, 0);</text:span></text:p>
      <text:p text:style-name="P3"><text:span text:style-name="T4"><text:s/>   <text:tab/>pane.add(q1Label,  <text:tab/>0, 1);  pane.add(timeSlot1TF,  1, <text:s/>1); pane.add(q1, <text:s/>3,  1);</text:span></text:p>
      <text:p text:style-name="P3"><text:span text:style-name="T4"><text:s/>   <text:tab/>pane.add(q2Label,  <text:tab/>0, 2);  pane.add(building2TF, 1, 2);   pane.add(q2, <text:s/>3, <text:s/>2);</text:span></text:p>
      <text:p text:style-name="P3"><text:span text:style-name="T4"><text:s/>   <text:tab/>pane.add(q3Label,  <text:tab/>0, 3);  pane.add(subject3TF, 1, 3);<text:tab/>pane.add(q3,  3, <text:s/>3);</text:span></text:p>
      <text:p text:style-name="P3"><text:span text:style-name="T4"><text:s/>   <text:tab/>pane.add(q4Label,  <text:tab/>0, 4);  pane.add(subject4TF, 1, 4);<text:tab/>pane.add(q4,  3, <text:s/>4);</text:span></text:p>
      <text:p text:style-name="P3"><text:span text:style-name="T4"><text:s/>   <text:tab/>pane.add(q5Label,  <text:tab/>0, 5); <text:tab/><text:tab/><text:tab/><text:tab/><text:tab/><text:tab/><text:tab/><text:tab/>   pane.add(q5,  3, <text:s/>5);</text:span></text:p>
      <text:p text:style-name="P3"><text:span text:style-name="T4"><text:s/>   <text:tab/>pane.add(q6Label,  <text:tab/>0, 6); <text:tab/><text:tab/><text:tab/><text:tab/><text:tab/><text:tab/><text:tab/><text:tab/>   pane.add(q6,  3, <text:s/>6);</text:span></text:p>
      <text:p text:style-name="P3"><text:span text:style-name="T4"><text:s/>   <text:tab/>pane.add(q7Label,  <text:tab/>0, 7);  pane.add(studentId7TF, 1, 7);  pane.add(status7TF, 2, 7); pane.add(q7,  3, <text:s/>7);</text:span></text:p>
      <text:p text:style-name="P3"><text:span text:style-name="T4"><text:s/>   <text:tab/>pane.add(q8Label,  <text:tab/>0, 8);  pane.add(deptId8TF, 1, 8); <text:tab/>pane.add(q8,  3, <text:s/>8);</text:span></text:p>
      <text:p text:style-name="P3"><text:span text:style-name="T4"><text:s/>                                                                 <text:tab/>pane.add(quit,3, 9);</text:span></text:p>
      <text:p text:style-name="P3"><text:span text:style-name="T4"><text:s/>   <text:tab/>pane.add(results,  <text:tab/>0, 9);</text:span></text:p>
      <text:p text:style-name="P3"><text:span text:style-name="T4"><text:tab/> </text:span></text:p>
      <text:p text:style-name="P3"><text:span text:style-name="T4"><text:s/>  <text:tab/> </text:span></text:p>
      <text:p text:style-name="P3"><text:span text:style-name="T4"><text:s/>   <text:tab/>// Set Properties</text:span></text:p>
      <text:p text:style-name="P3"><text:span text:style-name="T4"><text:s/>   <text:tab/>pane.setAlignment(Pos.CENTER);</text:span></text:p>
      <text:p text:style-name="P3"><text:span text:style-name="T4"><text:s/>  <text:tab/> </text:span></text:p>
      <text:p text:style-name="P3"><text:span text:style-name="T4"><text:tab/>}</text:span></text:p>
      <text:p text:style-name="P3"><text:span text:style-name="T4"><text:tab/>//----------------------------------------------------------</text:span></text:p>
      <text:p text:style-name="P3"><text:span text:style-name="T4"><text:tab/>//Attach handlers</text:span></text:p>
      <text:p text:style-name="P3"><text:span text:style-name="T4"><text:tab/>public void attachHandlers()</text:span></text:p>
      <text:p text:style-name="P3"><text:span text:style-name="T4"><text:tab/>{</text:span></text:p>
      <text:p text:style-name="P3"><text:span text:style-name="T4"><text:s/>   //----------------------------------------------------------</text:span></text:p>
      <text:p text:style-name="P3"><text:span text:style-name="T4"><text:s/>  <text:tab/> </text:span></text:p>
      <text:p text:style-name="P3"><text:span text:style-name="T4"><text:s/>   <text:tab/>q1.setOnAction(new EventHandler&lt;ActionEvent&gt;()</text:span></text:p>
      <text:p text:style-name="P3"><text:span text:style-name="T4"><text:s/>   <text:tab/>{</text:span></text:p>
      <text:p text:style-name="P3"><text:span text:style-name="T4"><text:s/>       <text:tab/>public void handle(ActionEvent e)</text:span></text:p>
      <text:p text:style-name="P3"><text:span text:style-name="T4"><text:s/>       <text:tab/>{</text:span></text:p>
      <text:p text:style-name="P3"><text:span text:style-name="T4"><text:s/>      <text:tab/><text:tab/> String timeSlot = timeSlot1TF.getText();</text:span></text:p>
      <text:p text:style-name="P3"><text:span text:style-name="T4"><text:s/>         <text:tab/><text:tab/> String query = "SELECT COUNT(PAPER.PaperId) FROM PAPER, SESSION_ROOM_CHAIR WHERE SESSION_ROOM_CHAIR.TimeSlotId = '"</text:span></text:p>
      <text:p text:style-name="P3"><text:span text:style-name="T4"><text:s/>         <text:tab/><text:tab/> + timeSlot + "';";;</text:span></text:p>
      <text:p text:style-name="P3"><text:soft-page-break/><text:span text:style-name="T4"><text:s/>         <text:tab/><text:tab/> System.out.println(query);</text:span></text:p>
      <text:p text:style-name="P3"><text:span text:style-name="T4"><text:s/>         <text:tab/><text:tab/> String displayString = retrieveFromTable(query);</text:span></text:p>
      <text:p text:style-name="P3"><text:span text:style-name="T4"><text:s/>         <text:tab/><text:tab/> results.setText(displayString);</text:span></text:p>
      <text:p text:style-name="P3"><text:span text:style-name="T4"><text:s/>       <text:tab/>}</text:span></text:p>
      <text:p text:style-name="P3"><text:span text:style-name="T4"><text:s/>   <text:tab/>}</text:span></text:p>
      <text:p text:style-name="P3"><text:span text:style-name="T4"><text:s/>   <text:tab/>);  </text:span></text:p>
      <text:p text:style-name="P3"><text:span text:style-name="T4"><text:s/>   //----------------------------------------------------------</text:span></text:p>
      <text:p text:style-name="P3"><text:span text:style-name="T4"><text:tab/><text:tab/> </text:span></text:p>
      <text:p text:style-name="P3"><text:span text:style-name="T4"><text:s/>   <text:tab/>q2.setOnAction(new EventHandler&lt;ActionEvent&gt;()</text:span></text:p>
      <text:p text:style-name="P3"><text:span text:style-name="T4"><text:s/>   <text:tab/>{</text:span></text:p>
      <text:p text:style-name="P3"><text:span text:style-name="T4"><text:s/>       <text:tab/>public void handle(ActionEvent e)</text:span></text:p>
      <text:p text:style-name="P3"><text:span text:style-name="T4"><text:s/>       <text:tab/>{</text:span></text:p>
      <text:p text:style-name="P3"><text:span text:style-name="T4"><text:s/>          <text:tab/> </text:span></text:p>
      <text:p text:style-name="P3"><text:span text:style-name="T4"><text:s/>      <text:tab/><text:tab/> String status = building2TF.getText();</text:span></text:p>
      <text:p text:style-name="P3"><text:span text:style-name="T4"><text:s/>      <text:tab/><text:tab/> String query = "SELECT COUNT(PAPER.PaperId) FROM PAPER, BUILDING WHERE BUILDING.Name = '"+</text:span></text:p>
      <text:p text:style-name="P3"><text:span text:style-name="T4"><text:s/>               <text:tab/>status + "';";</text:span></text:p>
      <text:p text:style-name="P3"><text:span text:style-name="T4"><text:s/>      <text:tab/><text:tab/> String displayString = retrieveFromTable(query);</text:span></text:p>
      <text:p text:style-name="P3"><text:span text:style-name="T4"><text:s/>      <text:tab/><text:tab/> results.setText(displayString);</text:span></text:p>
      <text:p text:style-name="P3"><text:span text:style-name="T4"><text:s/>       <text:tab/>}</text:span></text:p>
      <text:p text:style-name="P3"><text:span text:style-name="T4"><text:s/>   <text:tab/>}</text:span></text:p>
      <text:p text:style-name="P3"><text:span text:style-name="T4"><text:s/>   <text:tab/>);  </text:span></text:p>
      <text:p text:style-name="P3"><text:span text:style-name="T4"><text:s/>   //----------------------------------------------------------</text:span></text:p>
      <text:p text:style-name="P3"><text:span text:style-name="T4"><text:tab/><text:tab/> </text:span></text:p>
      <text:p text:style-name="P3"><text:span text:style-name="T4"><text:s/>   <text:tab/>q3.setOnAction(new EventHandler&lt;ActionEvent&gt;()</text:span></text:p>
      <text:p text:style-name="P3"><text:span text:style-name="T4"><text:s/>   <text:tab/>{</text:span></text:p>
      <text:p text:style-name="P3"><text:span text:style-name="T4"><text:s/>       <text:tab/>public void handle(ActionEvent e)</text:span></text:p>
      <text:p text:style-name="P3"><text:span text:style-name="T4"><text:s/>       <text:tab/>{  </text:span></text:p>
      <text:p text:style-name="P3"><text:span text:style-name="T4"><text:s/>      <text:tab/><text:tab/> String deptId = subject3TF.getText();</text:span></text:p>
      <text:p text:style-name="P3"><text:span text:style-name="T4"><text:s/>      <text:tab/><text:tab/> String query = "SELECT P.ProfessorId, P.ProfessorName, "+</text:span></text:p>
      <text:p text:style-name="P3"><text:span text:style-name="T4"><text:s/>      <text:tab/><text:tab/><text:tab/><text:tab/> "SELECT * FROM PAPER, SUBJECT_CATEGORY WHERE SUBJECT_CATEGORY.Description = '" +</text:span></text:p>
      <text:p text:style-name="P3"><text:span text:style-name="T4"><text:s/>      <text:tab/><text:tab/><text:tab/><text:tab/> deptId +"' LIMIT 10;";</text:span></text:p>
      <text:p text:style-name="P3"><text:span text:style-name="T4"><text:s/>      <text:tab/><text:tab/> String displayString = retrieveFromTable(query);</text:span></text:p>
      <text:p text:style-name="P3"><text:span text:style-name="T4"><text:s/>      <text:tab/><text:tab/> results.setText(displayString);</text:span></text:p>
      <text:p text:style-name="P3"><text:span text:style-name="T4"><text:s/>       <text:tab/>}</text:span></text:p>
      <text:p text:style-name="P3"><text:span text:style-name="T4"><text:s/>   <text:tab/>}</text:span></text:p>
      <text:p text:style-name="P3"><text:span text:style-name="T4"><text:s/>   <text:tab/>);</text:span></text:p>
      <text:p text:style-name="P3"><text:span text:style-name="T4"><text:s/>   //----------------------------------------------------------</text:span></text:p>
      <text:p text:style-name="P3"><text:span text:style-name="T4"><text:tab/><text:tab/> </text:span></text:p>
      <text:p text:style-name="P3"><text:span text:style-name="T4"><text:s/>   <text:tab/>q4.setOnAction(new EventHandler&lt;ActionEvent&gt;()</text:span></text:p>
      <text:p text:style-name="P3"><text:span text:style-name="T4"><text:s/>   <text:tab/>{</text:span></text:p>
      <text:p text:style-name="P3"><text:span text:style-name="T4"><text:s/>       <text:tab/>public void handle(ActionEvent e)</text:span></text:p>
      <text:p text:style-name="P3"><text:span text:style-name="T4"><text:s/>       <text:tab/>{</text:span></text:p>
      <text:p text:style-name="P3"><text:soft-page-break/><text:span text:style-name="T4"><text:s/>         <text:tab/> </text:span></text:p>
      <text:p text:style-name="P3"><text:span text:style-name="T4"><text:s/>      <text:tab/><text:tab/> String deptId = subject4TF.getText();</text:span></text:p>
      <text:p text:style-name="P3"><text:span text:style-name="T4"><text:s/>      <text:tab/><text:tab/> String query = "SELECT COUNT(PAPER.PaperId) FROM PAPER, SUBJECT_CATEGORY WHERE SUBJECT_CATEGORY.Description = '"</text:span></text:p>
      <text:p text:style-name="P3"><text:span text:style-name="T4"><text:s/>      <text:tab/><text:tab/> + deptId + "';";</text:span></text:p>
      <text:p text:style-name="P3"><text:span text:style-name="T4"><text:s/>      <text:tab/><text:tab/> System.out.println(query);</text:span></text:p>
      <text:p text:style-name="P3"><text:span text:style-name="T4"><text:s/>      <text:tab/><text:tab/> String displayString = retrieveFromTable(query);</text:span></text:p>
      <text:p text:style-name="P3"><text:span text:style-name="T4"><text:s/>      <text:tab/><text:tab/> results.setText(displayString);</text:span></text:p>
      <text:p text:style-name="P3"><text:span text:style-name="T4"><text:s/>       <text:tab/>}</text:span></text:p>
      <text:p text:style-name="P3"><text:span text:style-name="T4"><text:s/>   <text:tab/>}</text:span></text:p>
      <text:p text:style-name="P3"><text:span text:style-name="T4"><text:s/>   <text:tab/>);</text:span></text:p>
      <text:p text:style-name="P3"><text:span text:style-name="T4"><text:s/>   //----------------------------------------------------------</text:span></text:p>
      <text:p text:style-name="P3"><text:span text:style-name="T4"><text:tab/><text:tab/> // Attach handlers to button using anonymous class</text:span></text:p>
      <text:p text:style-name="P3"><text:span text:style-name="T4"><text:s/>   <text:tab/>q5.setOnAction(new EventHandler&lt;ActionEvent&gt;()</text:span></text:p>
      <text:p text:style-name="P3"><text:span text:style-name="T4"><text:s/>   <text:tab/>{</text:span></text:p>
      <text:p text:style-name="P3"><text:span text:style-name="T4"><text:s/>       <text:tab/>public void handle(ActionEvent e)</text:span></text:p>
      <text:p text:style-name="P3"><text:span text:style-name="T4"><text:s/>       <text:tab/>{</text:span></text:p>
      <text:p text:style-name="P3"><text:span text:style-name="T4"><text:s/>      <text:tab/><text:tab/> String query = "SELECT SESSION_CHAIR.SessionChairId, PERSON.LastName, PERSON.FirstName"</text:span></text:p>
      <text:p text:style-name="P3"><text:span text:style-name="T4"><text:s/>      <text:tab/><text:tab/><text:tab/><text:tab/> + "FROM PERSON, SESSION_CHAIR WHERE PERSON.PersonId = SESSION_CHAIR.SessionChairId" +</text:span></text:p>
      <text:p text:style-name="P3"><text:span text:style-name="T4"><text:s/>      <text:tab/><text:tab/><text:tab/><text:tab/> "ORDER BY PERSON.LastName;";</text:span></text:p>
      <text:p text:style-name="P3"><text:span text:style-name="T4"><text:s/>      <text:tab/><text:tab/> System.out.println(query);</text:span></text:p>
      <text:p text:style-name="P3"><text:span text:style-name="T4"><text:s/>      <text:tab/><text:tab/> String displayString = retrieveFromTable(query);</text:span></text:p>
      <text:p text:style-name="P3"><text:span text:style-name="T4"><text:s/>      <text:tab/><text:tab/> results.setText(displayString);</text:span></text:p>
      <text:p text:style-name="P3"><text:span text:style-name="T4"><text:s/>       <text:tab/>}</text:span></text:p>
      <text:p text:style-name="P3"><text:span text:style-name="T4"><text:s/>   <text:tab/>}</text:span></text:p>
      <text:p text:style-name="P3"><text:span text:style-name="T4"><text:s/>   <text:tab/>);  </text:span></text:p>
      <text:p text:style-name="P3"><text:span text:style-name="T4"><text:s/>   //----------------------------------------------------------</text:span></text:p>
      <text:p text:style-name="P3"><text:span text:style-name="T4"><text:tab/><text:tab/> // Attach handlers to button using anonymous class</text:span></text:p>
      <text:p text:style-name="P3"><text:span text:style-name="T4"><text:s/>   <text:tab/>q6.setOnAction(new EventHandler&lt;ActionEvent&gt;()</text:span></text:p>
      <text:p text:style-name="P3"><text:span text:style-name="T4"><text:s/>   <text:tab/>{</text:span></text:p>
      <text:p text:style-name="P3"><text:span text:style-name="T4"><text:s/>       <text:tab/>public void handle(ActionEvent e)</text:span></text:p>
      <text:p text:style-name="P3"><text:span text:style-name="T4"><text:s/>       <text:tab/>{</text:span></text:p>
      <text:p text:style-name="P3"><text:span text:style-name="T4"><text:s/>      <text:tab/><text:tab/> String query = "SELECT SessionId, RoomId, Name" +</text:span></text:p>
      <text:p text:style-name="P3"><text:span text:style-name="T4"><text:s/>      <text:tab/><text:tab/><text:tab/><text:tab/> "FROM SESSION_ROOM_CHAIR, BUILDING" +</text:span></text:p>
      <text:p text:style-name="P3"><text:span text:style-name="T4"><text:s/>      <text:tab/><text:tab/><text:tab/><text:tab/> "WHERE BUILDING.Id = SESSION_ROOM_CHAIR.BuildingId" +</text:span></text:p>
      <text:p text:style-name="P3"><text:span text:style-name="T4"><text:s/>      <text:tab/><text:tab/><text:tab/><text:tab/> "ORDER BY SESSION_ROOM_CHAIR.SessionId" +</text:span></text:p>
      <text:p text:style-name="P3"><text:span text:style-name="T4"><text:s/>      <text:tab/><text:tab/><text:tab/><text:tab/> "LIMIT 10;";</text:span></text:p>
      <text:p text:style-name="P3"><text:span text:style-name="T4"><text:s/>      <text:tab/><text:tab/> System.out.println(query);</text:span></text:p>
      <text:p text:style-name="P3"><text:span text:style-name="T4"><text:s/>      <text:tab/><text:tab/> insertIntoTable(query);</text:span></text:p>
      <text:p text:style-name="P3"><text:span text:style-name="T4"><text:s/>      <text:tab/><text:tab/> </text:span></text:p>
      <text:p text:style-name="P3"><text:span text:style-name="T4"><text:s/>      <text:tab/><text:tab/> String displayString = "Row inserted Successfully";</text:span></text:p>
      <text:p text:style-name="P3"><text:span text:style-name="T4"><text:s/>      <text:tab/><text:tab/> results.setText(displayString);</text:span></text:p>
      <text:p text:style-name="P3"><text:soft-page-break/><text:span text:style-name="T4"><text:s/>       <text:tab/>}</text:span></text:p>
      <text:p text:style-name="P3"><text:span text:style-name="T4"><text:s/>   <text:tab/>}</text:span></text:p>
      <text:p text:style-name="P3"><text:span text:style-name="T4"><text:s/>   <text:tab/>);  </text:span></text:p>
      <text:p text:style-name="P3"><text:span text:style-name="T4"><text:s/>   //----------------------------------------------------------</text:span></text:p>
      <text:p text:style-name="P3"><text:span text:style-name="T4"><text:tab/><text:tab/> // Attach handlers to button using anonymous class</text:span></text:p>
      <text:p text:style-name="P3"><text:span text:style-name="T4"><text:s/>   <text:tab/>q7.setOnAction(new EventHandler&lt;ActionEvent&gt;()</text:span></text:p>
      <text:p text:style-name="P3"><text:span text:style-name="T4"><text:s/>   <text:tab/>{</text:span></text:p>
      <text:p text:style-name="P3"><text:span text:style-name="T4"><text:s/>       <text:tab/>public void handle(ActionEvent e)</text:span></text:p>
      <text:p text:style-name="P3"><text:span text:style-name="T4"><text:s/>       <text:tab/>{</text:span></text:p>
      <text:p text:style-name="P3"><text:span text:style-name="T4"><text:s/>      <text:tab/><text:tab/> String lastName = studentId7TF.getText();</text:span></text:p>
      <text:p text:style-name="P3"><text:span text:style-name="T4"><text:s/>      <text:tab/><text:tab/> String firstName = status7TF.getText();</text:span></text:p>
      <text:p text:style-name="P3"><text:span text:style-name="T4"><text:s/>      <text:tab/><text:tab/> String query = "UPDATE STUDENT_15 " + " SET Status = '"+ newStatus +</text:span></text:p>
      <text:p text:style-name="P3"><text:span text:style-name="T4"><text:s/>      <text:tab/><text:tab/><text:tab/><text:tab/> "' WHERE BannerId = '" + stuId + "';";</text:span></text:p>
      <text:p text:style-name="P3"><text:span text:style-name="T4"><text:s/>      <text:tab/><text:tab/> System.out.println(query);</text:span></text:p>
      <text:p text:style-name="P3"><text:span text:style-name="T4"><text:s/>      <text:tab/><text:tab/> updateTable(query);    </text:span></text:p>
      <text:p text:style-name="P3"><text:span text:style-name="T4"><text:s/>      <text:tab/><text:tab/> </text:span></text:p>
      <text:p text:style-name="P3"><text:span text:style-name="T4"><text:s/>      <text:tab/><text:tab/> String displayString = "Row(s) updated Successfully";</text:span></text:p>
      <text:p text:style-name="P3"><text:span text:style-name="T4"><text:s/>      <text:tab/><text:tab/> results.setText(displayString);</text:span></text:p>
      <text:p text:style-name="P3"><text:span text:style-name="T4"><text:s/>       <text:tab/>}</text:span></text:p>
      <text:p text:style-name="P3"><text:span text:style-name="T4"><text:s/>   <text:tab/>}</text:span></text:p>
      <text:p text:style-name="P3"><text:span text:style-name="T4"><text:s/>   <text:tab/>);  </text:span></text:p>
      <text:p text:style-name="P3"><text:span text:style-name="T4"><text:s/>   //----------------------------------------------------------</text:span></text:p>
      <text:p text:style-name="P3"><text:span text:style-name="T4"><text:tab/><text:tab/> // Attach handlers to button using anonymous class</text:span></text:p>
      <text:p text:style-name="P3"><text:span text:style-name="T4"><text:s/>   <text:tab/>q8.setOnAction(new EventHandler&lt;ActionEvent&gt;()</text:span></text:p>
      <text:p text:style-name="P3"><text:span text:style-name="T4"><text:s/>   <text:tab/>{</text:span></text:p>
      <text:p text:style-name="P3"><text:span text:style-name="T4"><text:s/>       <text:tab/>public void handle(ActionEvent e)</text:span></text:p>
      <text:p text:style-name="P3"><text:span text:style-name="T4"><text:s/>       <text:tab/>{</text:span></text:p>
      <text:p text:style-name="P3"><text:span text:style-name="T4"><text:s/>      <text:tab/><text:tab/> String deptId = deptId8TF.getText();</text:span></text:p>
      <text:p text:style-name="P3"><text:span text:style-name="T4"><text:s/>      <text:tab/><text:tab/> String query = "DELETE FROM DEPARTMENT_15 WHERE DepartmentId = '" + deptId + "';";</text:span></text:p>
      <text:p text:style-name="P3"><text:span text:style-name="T4"><text:s/>      <text:tab/><text:tab/> System.out.println(query);</text:span></text:p>
      <text:p text:style-name="P3"><text:span text:style-name="T4"><text:s/>      <text:tab/><text:tab/> deleteFromTable(query);</text:span></text:p>
      <text:p text:style-name="P3"><text:span text:style-name="T4"><text:s/>      <text:tab/><text:tab/> </text:span></text:p>
      <text:p text:style-name="P3"><text:span text:style-name="T4"><text:s/>      <text:tab/><text:tab/> String displayString = "Row(s) deleted Successfully";</text:span></text:p>
      <text:p text:style-name="P3"><text:span text:style-name="T4"><text:s/>      <text:tab/><text:tab/> results.setText(displayString);</text:span></text:p>
      <text:p text:style-name="P3"><text:span text:style-name="T4"><text:s/>       <text:tab/>}</text:span></text:p>
      <text:p text:style-name="P3"><text:span text:style-name="T4"><text:s/>   <text:tab/>}</text:span></text:p>
      <text:p text:style-name="P3"><text:span text:style-name="T4"><text:s/>   <text:tab/>);  </text:span></text:p>
      <text:p text:style-name="P3"><text:span text:style-name="T4"><text:s/>  <text:tab/> </text:span></text:p>
      <text:p text:style-name="P3"><text:span text:style-name="T4"><text:s/>   <text:tab/>quit.setOnAction(new EventHandler&lt;ActionEvent&gt;()</text:span></text:p>
      <text:p text:style-name="P3"><text:span text:style-name="T4"><text:s/>   <text:tab/>{</text:span></text:p>
      <text:p text:style-name="P3"><text:span text:style-name="T4"><text:s/>       <text:tab/>public void handle(ActionEvent e)</text:span></text:p>
      <text:p text:style-name="P3"><text:span text:style-name="T4"><text:s/>       <text:tab/>{</text:span></text:p>
      <text:p text:style-name="P3"><text:span text:style-name="T4"><text:s/>      <text:tab/><text:tab/> System.exit(0);</text:span></text:p>
      <text:p text:style-name="P3"><text:soft-page-break/><text:span text:style-name="T4"><text:s/>       <text:tab/>}</text:span></text:p>
      <text:p text:style-name="P3"><text:span text:style-name="T4"><text:s/>   <text:tab/>}</text:span></text:p>
      <text:p text:style-name="P3"><text:span text:style-name="T4"><text:s/>   <text:tab/>);  </text:span></text:p>
      <text:p text:style-name="P3"><text:span text:style-name="T4"><text:tab/>}</text:span></text:p>
      <text:p text:style-name="P3"><text:span text:style-name="T4"><text:s/>   </text:span></text:p>
      <text:p text:style-name="P3"><text:span text:style-name="T4"><text:tab/>//----------------------------------------------------------</text:span></text:p>
      <text:p text:style-name="P3"><text:span text:style-name="T4"><text:tab/>public void start(Stage primaryStage)</text:span></text:p>
      <text:p text:style-name="P3"><text:span text:style-name="T4"><text:tab/>{</text:span></text:p>
      <text:p text:style-name="P3"><text:span text:style-name="T4"><text:s/>   <text:tab/>createGUIComponents();</text:span></text:p>
      <text:p text:style-name="P3"><text:span text:style-name="T4"><text:s/>   <text:tab/>attachHandlers();</text:span></text:p>
      <text:p text:style-name="P3"><text:span text:style-name="T4"><text:s/>  <text:tab/> </text:span></text:p>
      <text:p text:style-name="P3"><text:span text:style-name="T4"><text:s/>   <text:tab/>//Create a scene and place it on stage</text:span></text:p>
      <text:p text:style-name="P3"><text:span text:style-name="T4"><text:s/>   <text:tab/>scene = new Scene(pane);</text:span></text:p>
      <text:p text:style-name="P3"><text:span text:style-name="T4"><text:s/>   <text:tab/>primaryStage.setTitle("College Database");</text:span></text:p>
      <text:p text:style-name="P3"><text:span text:style-name="T4"><text:s/>   <text:tab/>primaryStage.setScene(scene);</text:span></text:p>
      <text:p text:style-name="P3"><text:span text:style-name="T4"><text:s/>   <text:tab/>primaryStage.show();</text:span></text:p>
      <text:p text:style-name="P3"><text:span text:style-name="T4"><text:tab/>}</text:span></text:p>
      <text:p text:style-name="P3"><text:span text:style-name="T4"><text:tab/>//----------------------------------------------------------</text:span></text:p>
      <text:p text:style-name="P3"><text:span text:style-name="T4"><text:tab/>public static void main(String[] args)</text:span></text:p>
      <text:p text:style-name="P3"><text:span text:style-name="T4"><text:tab/>{</text:span></text:p>
      <text:p text:style-name="P3"><text:span text:style-name="T4"><text:s/>   <text:tab/>Application.launch(args);</text:span></text:p>
      <text:p text:style-name="P3"><text:span text:style-name="T4"><text:tab/>}</text:span></text:p>
      <text:p text:style-name="P3"><text:span text:style-name="T4"><text:s/>   </text:span></text:p>
      <text:p text:style-name="P3"><text:span text:style-name="T4"><text:tab/>//----------------------------------------------------------</text:span></text:p>
      <text:p text:style-name="P3"><text:span text:style-name="T4"><text:tab/>/**</text:span></text:p>
      <text:p text:style-name="P3"><text:span text:style-name="T4"><text:s/><text:tab/>* Converts a Vector of properties to a printable String</text:span></text:p>
      <text:p text:style-name="P3"><text:span text:style-name="T4"><text:s/><text:tab/>* @param data</text:span></text:p>
      <text:p text:style-name="P3"><text:span text:style-name="T4"><text:s/><text:tab/>* @return</text:span></text:p>
      <text:p text:style-name="P3"><text:span text:style-name="T4"><text:s/><text:tab/>*/</text:span></text:p>
      <text:p text:style-name="P3"><text:span text:style-name="T4"><text:tab/>private static String vecToString(Vector&lt;Properties&gt; data)</text:span></text:p>
      <text:p text:style-name="P3"><text:span text:style-name="T4"><text:s/>   {</text:span></text:p>
      <text:p text:style-name="P3"><text:span text:style-name="T4"><text:s/>  <text:tab/> String result = "";</text:span></text:p>
      <text:p text:style-name="P3"><text:span text:style-name="T4"><text:s/>  <text:tab/> // Now, we have to print out these rows in a user-understandable form</text:span></text:p>
      <text:p text:style-name="P3"><text:span text:style-name="T4"><text:s/>  <text:tab/> if ((data == null) || (data.size() == 0))</text:span></text:p>
      <text:p text:style-name="P3"><text:span text:style-name="T4"><text:s/>  <text:tab/> {</text:span></text:p>
      <text:p text:style-name="P3"><text:span text:style-name="T4"><text:s/>  <text:tab/><text:tab/> return ("No results were returned from database for this query");</text:span></text:p>
      <text:p text:style-name="P3"><text:span text:style-name="T4"><text:s/>  <text:tab/> }</text:span></text:p>
      <text:p text:style-name="P3"><text:span text:style-name="T4"><text:s/>  <text:tab/> else</text:span></text:p>
      <text:p text:style-name="P3"><text:span text:style-name="T4"><text:s/>  <text:tab/> {</text:span></text:p>
      <text:p text:style-name="P3"><text:span text:style-name="T4"><text:s/>  <text:tab/><text:tab/> // Print the headers</text:span></text:p>
      <text:p text:style-name="P3"><text:span text:style-name="T4"><text:s/>  <text:tab/><text:tab/> result = ("==============================================\n");</text:span></text:p>
      <text:p text:style-name="P3"><text:span text:style-name="T4"><text:s/>  <text:tab/><text:tab/> Properties p1 = data.firstElement();</text:span></text:p>
      <text:p text:style-name="P3"><text:span text:style-name="T4"><text:s/>  <text:tab/><text:tab/> Enumeration props1 = p1.propertyNames();</text:span></text:p>
      <text:p text:style-name="P3"><text:span text:style-name="T4"><text:s/>  <text:tab/><text:tab/> while (props1.hasMoreElements())</text:span></text:p>
      <text:p text:style-name="P3"><text:soft-page-break/><text:span text:style-name="T4"><text:s/>          <text:tab/><text:tab/><text:tab/>result += (props1.nextElement()+"\t");</text:span></text:p>
      <text:p text:style-name="P3"><text:span text:style-name="T4"><text:s/>  <text:tab/><text:tab/> result += "\n";</text:span></text:p>
      <text:p text:style-name="P3"><text:span text:style-name="T4"><text:s/>  <text:tab/><text:tab/> result += ("----------------------------------------------\n");</text:span></text:p>
      <text:p text:style-name="P3"><text:span text:style-name="T4"><text:s/>  <text:tab/><text:tab/> </text:span></text:p>
      <text:p text:style-name="P3"><text:span text:style-name="T4"><text:s/>  <text:tab/><text:tab/> // Now go thru the entire 'data' Vector, get each Properties object out of it</text:span></text:p>
      <text:p text:style-name="P3"><text:span text:style-name="T4"><text:s/>  <text:tab/><text:tab/> // and print out the contents of the Properties object</text:span></text:p>
      <text:p text:style-name="P3"><text:span text:style-name="T4"><text:s/>  <text:tab/><text:tab/> for (Properties p : data)</text:span></text:p>
      <text:p text:style-name="P3"><text:span text:style-name="T4"><text:s/>  <text:tab/><text:tab/><text:tab/> {</text:span></text:p>
      <text:p text:style-name="P3"><text:span text:style-name="T4"><text:s/>      <text:tab/><text:tab/><text:tab/><text:tab/> Enumeration props = p.propertyNames();</text:span></text:p>
      <text:p text:style-name="P3"><text:span text:style-name="T4"><text:s/>      <text:tab/><text:tab/><text:tab/><text:tab/> while (props.hasMoreElements())</text:span></text:p>
      <text:p text:style-name="P3"><text:span text:style-name="T4"><text:s/>          <text:tab/><text:tab/><text:tab/><text:tab/> result += (p.getProperty((String)(props.nextElement()))+"\t");</text:span></text:p>
      <text:p text:style-name="P3"><text:span text:style-name="T4"><text:s/>      <text:tab/><text:tab/><text:tab/><text:tab/> result += "\n";</text:span></text:p>
      <text:p text:style-name="P3"><text:span text:style-name="T4"><text:s/>  <text:tab/><text:tab/><text:tab/> }</text:span></text:p>
      <text:p text:style-name="P3"><text:span text:style-name="T4"><text:s/>  <text:tab/><text:tab/> result += ("==============================================");</text:span></text:p>
      <text:p text:style-name="P3"><text:span text:style-name="T4"><text:s/>  <text:tab/> }</text:span></text:p>
      <text:p text:style-name="P3"><text:span text:style-name="T4"><text:s/>  <text:tab/> return result;</text:span></text:p>
      <text:p text:style-name="P3"><text:span text:style-name="T4"><text:s/>   }</text:span></text:p>
      <text:p text:style-name="P3"><text:span text:style-name="T4"><text:s/>   </text:span></text:p>
      <text:p text:style-name="P3"><text:span text:style-name="T4"><text:s/>   </text:span></text:p>
      <text:p text:style-name="P3"><text:span text:style-name="T4"><text:s/>     //----------------------------------------------------------------------------</text:span></text:p>
      <text:p text:style-name="P3"><text:span text:style-name="T4"><text:tab/>//-------------------------------------------------------------------------------</text:span></text:p>
      <text:p text:style-name="P3"><text:span text:style-name="T4"><text:tab/>public static String retrieveFromTable(String queryString)</text:span></text:p>
      <text:p text:style-name="P3"><text:span text:style-name="T4"><text:tab/>{</text:span></text:p>
      <text:p text:style-name="P3"><text:span text:style-name="T4"><text:s/>  <text:tab/> // First, set up an instance of the DatabaseAccessor class</text:span></text:p>
      <text:p text:style-name="P3"><text:span text:style-name="T4"><text:s/>  <text:tab/> DatabaseAccessor dbAcc = new DatabaseAccessor();</text:span></text:p>
      <text:p text:style-name="P3"><text:span text:style-name="T4"><text:s/>  <text:tab/><text:tab/> </text:span></text:p>
      <text:p text:style-name="P3"><text:span text:style-name="T4"><text:s/>  <text:tab/> // Now that you have created the query string, you set that on the DatabaseAccessor</text:span></text:p>
      <text:p text:style-name="P3"><text:span text:style-name="T4"><text:s/>  <text:tab/> // object you created using the 'setSQLStatement()' method as shown below</text:span></text:p>
      <text:p text:style-name="P3"><text:span text:style-name="T4"><text:s/>  <text:tab/> dbAcc.setSQLStatement(queryString);</text:span></text:p>
      <text:p text:style-name="P3"><text:span text:style-name="T4"><text:s/>  <text:tab/><text:tab/> </text:span></text:p>
      <text:p text:style-name="P3"><text:span text:style-name="T4"><text:s/>  <text:tab/> // Then invoke the method 'executeSQLSelectStatement()' on the DatabaseAccessor object</text:span></text:p>
      <text:p text:style-name="P3"><text:span text:style-name="T4"><text:s/>  <text:tab/> // as shown below to run the query. The result of running this query is a Vector of</text:span></text:p>
      <text:p text:style-name="P3"><text:span text:style-name="T4"><text:s/>  <text:tab/> // Properties objects. Each Properties object in this Vector contains the data from</text:span></text:p>
      <text:p text:style-name="P3"><text:span text:style-name="T4"><text:s/>  <text:tab/> // one of the db table rows matching the query</text:span></text:p>
      <text:p text:style-name="P3"><text:span text:style-name="T4"><text:s/>  <text:tab/> Vector&lt;Properties&gt; returnedValues = dbAcc.executeSQLSelectStatement();</text:span></text:p>
      <text:p text:style-name="P3"><text:span text:style-name="T4"><text:s/>  <text:tab/> </text:span></text:p>
      <text:p text:style-name="P3"><text:span text:style-name="T4"><text:s/>  <text:tab/> return vecToString(returnedValues);</text:span></text:p>
      <text:p text:style-name="P3"><text:span text:style-name="T4"><text:s/>  <text:tab/> // Print the results</text:span></text:p>
      <text:p text:style-name="P3"><text:span text:style-name="T4"><text:s/>  <text:tab/> //printValues(returnedValues);</text:span></text:p>
      <text:p text:style-name="P3"><text:span text:style-name="T4"><text:tab/>}</text:span></text:p>
      <text:p text:style-name="P4"/>
      <text:p text:style-name="P3"><text:span text:style-name="T4"><text:s/>     //----------------------------------------------------------------------------</text:span></text:p>
      <text:p text:style-name="P3"><text:span text:style-name="T4"><text:s/>     </text:span></text:p>
      <text:p text:style-name="P3"><text:soft-page-break/><text:span text:style-name="T4"><text:s/>     public static void insertIntoTable(String insertQueryString )</text:span></text:p>
      <text:p text:style-name="P3"><text:span text:style-name="T4"><text:s/>     {</text:span></text:p>
      <text:p text:style-name="P3"><text:span text:style-name="T4"><text:s/>    <text:tab/> DatabaseMutator dbMut = new DatabaseMutator();</text:span></text:p>
      <text:p text:style-name="P3"><text:span text:style-name="T4"><text:s/>    <text:tab/> </text:span></text:p>
      <text:p text:style-name="P3"><text:span text:style-name="T4"><text:s/>    <text:tab/> dbMut.setSQLStatement(insertQueryString);</text:span></text:p>
      <text:p text:style-name="P3"><text:span text:style-name="T4"><text:s/>    <text:tab/> Integer returnedValue = dbMut.executeSQLMutateStatement();</text:span></text:p>
      <text:p text:style-name="P3"><text:span text:style-name="T4"><text:s/>    <text:tab/> </text:span></text:p>
      <text:p text:style-name="P3"><text:span text:style-name="T4"><text:s/>    <text:tab/> if (returnedValue != 1)</text:span></text:p>
      <text:p text:style-name="P3"><text:span text:style-name="T4"><text:s/>    <text:tab/><text:tab/> System.out.println("Error in db insertion");</text:span></text:p>
      <text:p text:style-name="P3"><text:span text:style-name="T4"><text:s/>    <text:tab/> else</text:span></text:p>
      <text:p text:style-name="P3"><text:span text:style-name="T4"><text:s/>    <text:tab/><text:tab/> System.out.println("Row inserted successfully");</text:span></text:p>
      <text:p text:style-name="P3"><text:span text:style-name="T4"><text:s/>     }</text:span></text:p>
      <text:p text:style-name="P3"><text:span text:style-name="T4"><text:s/>     </text:span></text:p>
      <text:p text:style-name="P3"><text:span text:style-name="T4"><text:s/>     </text:span></text:p>
      <text:p text:style-name="P3"><text:span text:style-name="T4"><text:s/>     </text:span></text:p>
      <text:p text:style-name="P3"><text:span text:style-name="T4"><text:s/>     //----------------------------------------------------------------------------</text:span></text:p>
      <text:p text:style-name="P3"><text:span text:style-name="T4"><text:s/>     public static void updateTable(String updateQueryString)</text:span></text:p>
      <text:p text:style-name="P3"><text:span text:style-name="T4"><text:s/>     {</text:span></text:p>
      <text:p text:style-name="P3"><text:span text:style-name="T4"><text:s/>    <text:tab/> DatabaseMutator dbMut = new DatabaseMutator();</text:span></text:p>
      <text:p text:style-name="P3"><text:span text:style-name="T4"><text:s/>    <text:tab/> </text:span></text:p>
      <text:p text:style-name="P3"><text:span text:style-name="T4"><text:s/>    <text:tab/> dbMut.setSQLStatement(updateQueryString);</text:span></text:p>
      <text:p text:style-name="P3"><text:span text:style-name="T4"><text:s/>    <text:tab/> Integer returnedValue = dbMut.executeSQLMutateStatement();</text:span></text:p>
      <text:p text:style-name="P3"><text:span text:style-name="T4"><text:s/>    <text:tab/> </text:span></text:p>
      <text:p text:style-name="P3"><text:span text:style-name="T4"><text:s/>    <text:tab/> if (returnedValue &lt; 0)</text:span></text:p>
      <text:p text:style-name="P3"><text:span text:style-name="T4"><text:s/>    <text:tab/><text:tab/> System.out.println("Error in db update");</text:span></text:p>
      <text:p text:style-name="P3"><text:span text:style-name="T4"><text:s/>    <text:tab/> else</text:span></text:p>
      <text:p text:style-name="P3"><text:span text:style-name="T4"><text:s/>    <text:tab/><text:tab/> System.out.println("Row updated successfully");</text:span></text:p>
      <text:p text:style-name="P3"><text:span text:style-name="T4"><text:s/>     }</text:span></text:p>
      <text:p text:style-name="P3"><text:span text:style-name="T4"><text:s/>     </text:span></text:p>
      <text:p text:style-name="P3"><text:span text:style-name="T4"><text:s/>     </text:span></text:p>
      <text:p text:style-name="P3"><text:span text:style-name="T4"><text:s/>     </text:span></text:p>
      <text:p text:style-name="P3"><text:span text:style-name="T4"><text:s/>     //------------------------------------------------------------------------</text:span></text:p>
      <text:p text:style-name="P3"><text:span text:style-name="T4"><text:s/>     public static void deleteFromTable(String deleteQueryString)</text:span></text:p>
      <text:p text:style-name="P3"><text:span text:style-name="T4"><text:s/>     {</text:span></text:p>
      <text:p text:style-name="P3"><text:span text:style-name="T4"><text:s/>    <text:tab/> DatabaseMutator dbMut = new DatabaseMutator();</text:span></text:p>
      <text:p text:style-name="P3"><text:span text:style-name="T4"><text:s/>    <text:tab/> </text:span></text:p>
      <text:p text:style-name="P3"><text:span text:style-name="T4"><text:s/>    <text:tab/> dbMut.setSQLStatement(deleteQueryString);</text:span></text:p>
      <text:p text:style-name="P3"><text:span text:style-name="T4"><text:s/>    <text:tab/> Integer returnedValue = dbMut.executeSQLMutateStatement();</text:span></text:p>
      <text:p text:style-name="P3"><text:span text:style-name="T4"><text:s/>    <text:tab/> </text:span></text:p>
      <text:p text:style-name="P3"><text:span text:style-name="T4"><text:s/>    <text:tab/> if (returnedValue &lt; 0)</text:span></text:p>
      <text:p text:style-name="P3"><text:span text:style-name="T4"><text:s/>    <text:tab/><text:tab/> System.out.println("Error in db Delete");</text:span></text:p>
      <text:p text:style-name="P3"><text:span text:style-name="T4"><text:s/>    <text:tab/> else</text:span></text:p>
      <text:p text:style-name="P3"><text:span text:style-name="T4"><text:s/>    <text:tab/><text:tab/> System.out.println("Row deleted successfully");</text:span></text:p>
      <text:p text:style-name="P3"><text:span text:style-name="T4"><text:s/>     }</text:span></text:p>
      <text:p text:style-name="P3"><text:soft-page-break/><text:span text:style-name="T4"><text:s/>     </text:span></text:p>
      <text:p text:style-name="P3"><text:span text:style-name="T4">}</text:span></text:p>
      <text:p text:style-name="P5"/>
      <text:p text:style-name="P3"><text:span text:style-name="T4">//----------------------------------------------------------</text:span></text:p>
      <text:p text:style-name="P5"/>
      <text:p text:style-name="P3"><text:span text:style-name="T4"><text:s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msonormal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syntax_5f_quote" style:display-name="syntax_quot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my Nguyen</meta:initial-creator>
    <meta:editing-cycles>1</meta:editing-cycles>
    <meta:creation-date>2018-05-02T00:01:00</meta:creation-date>
    <dc:date>2018-05-03T13:54:35.94</dc:date>
    <meta:editing-duration>PT8S</meta:editing-duration>
    <meta:generator>OpenOffice/4.1.3$Win32 OpenOffice.org_project/413m1$Build-9783</meta:generator>
    <meta:document-statistic meta:table-count="0" meta:image-count="0" meta:object-count="0" meta:page-count="12" meta:paragraph-count="438" meta:word-count="1420" meta:character-count="15441"/>
    <meta:user-defined meta:name="AppVersion">16.0000</meta:user-defined>
    <meta:user-defined meta:name="Company">The College at Brockpo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